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Баг 2 -<text:s text:c="2"/>Кнопка вайбер в подвале не работает </text:span></text:p>
      <text:p text:style-name="P1"><text:span text:style-name="T1">Баг 3 - Ссылка на почту в подвале не работает</text:span></text:p>
      <text:p text:style-name="P1"><text:span text:style-name="T1">Баг 4</text:span><text:span text:style-name="T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